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Times New Roman" svg:font-family="'Times New Roman'" style:font-family-generic="roman"/>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paragraph-rsid="0006f85f"/>
    </style:style>
    <style:style style:name="P2" style:family="paragraph" style:parent-style-name="Standard">
      <style:text-properties officeooo:paragraph-rsid="0006f85f"/>
    </style:style>
    <style:style style:name="P3" style:family="paragraph" style:parent-style-name="Standard" style:master-page-name="Standard">
      <style:paragraph-properties fo:margin-top="0cm" fo:margin-bottom="0.199cm" loext:contextual-spacing="false" style:page-number="auto"/>
    </style:style>
    <style:style style:name="T1" style:family="text">
      <style:text-properties fo:language="de" fo:country="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ma FF 10_G-RS]] Mathematik; Fritz Folter.</text:span></text:p>
      <text:p text:style-name="P2"><text:span text:style-name="T1">Im Unterricht zur Mathematik wurden Grundlagen zur Algebra und zur Stereometrie bearbeitet; das Jahr endete mit einer Epoche zur Trigonometrie. Es wurden Verfahren zur Lösung von quadratischen Gleichungen erarbeitet und auch Verfahren für die Lösung von linearen Gleichungssystemen. Hierbei wurde Wert darauf gelegt, dass die bestehenden Lücken geschlossen wurden.</text:span></text:p>
      <text:p text:style-name="P1"/>
      <text:p text:style-name="Standard">[111] 10_G/RS: Martin Minsky.</text:p>
      <text:p text:style-name="P2"><text:span text:style-name="T1">Martin zeigte Interesse und eine gute Denkfähigkeit. Er stellte intelligente Fragen und bemühte sich weitergehende Zusammenhänge zu verstehen. Gleichzeitig war er im Unterricht sehr unkonzentriert, ließ sich gern ablenken und führte mit seinen Nachbarn ausführliche Gespräche über Themen, die nicht unbedingt mit der behandelten Mathematik zu tun hatten. Es dauerte sehr lang, bis er wirklich arbeitsbereit war und er erreichte oft sehr wenig in einer Stunde. Dennoch machte Martin einige Fortschritte, über die er sich freuen kann. Um sein volles Potential zu erreichen, wird er jedoch viel konzentrierter und konsequenter arbeiten müssen. Auch müssen die Rechentechniken ordentlich erlernt werden.</text:span></text:p>
      <text:p text:style-name="P1"/>
      <text:p text:style-name="Standard">[112] 10_G/RS: Nellie Nümann.</text:p>
      <text:p text:style-name="P2"><text:span text:style-name="T1">Nellie zeichnete sich hierbei durch unermüdlichen Fleiß und Beharrlichkeit aus. Es gelang ihr die Standardverfahren zu erlernen und sicher anzuwenden. Sie stellte immer wieder gute Fragen, die sie im Verständnis der behandelten Themen weiterbrachten. So erlernte sie die Grundideen und konnte einfache Aufgaben erfolgreich bearbeiten. Bei komplexeren Anwendungen fehlte ihr oft der Überblick, sodass sie nur mit Hilfe auf passende Lösungsansätze kam. Nellie neigte dazu, die Rechenwege ziemlich dichtgedrängt aufzuschreiben, sodass diese recht unübersichtlich erschienen. Mehr Platz und eine klare Strukturierung wären hier hilfreich. Auch auf formal korrekte Darstellungen (mathematische Schreibweise) sollte sie achten. Insgesamt machte Nellie in diesem Schuljahr sehr erfreuliche Fortschritte. Weiter so!</text:span></text:p>
      <text:p text:style-name="P1"/>
      <text:p text:style-name="Standard">[275] 10_G/RS: Ole Olsson.</text:p>
      <text:p text:style-name="P2"><text:span text:style-name="T1">Ole kam in diesem Schuljahr in die Arbeitsgruppe. Er war sehr ruhig im Unterricht, man könnte fast sagen schüchtern. Er arbeitete fleißig an den Aufgaben, trotzdem blieben ihm die Inhalte noch fremd. Eine kommunikativere Herangehensweise würde ihm möglicherweise helfen, schneller seine Unsicherheiten zu überwinden. Mut zur Frage!</text:span></text:p>
      <text:p text:style-name="P2"/>
      <text:p text:style-name="Standard">[201] 10_G/RS: Penelope Plaß.</text:p>
      <text:p text:style-name="P2"><text:span text:style-name="T1">Meist recht fröhlich und sozial gesinnt nahm Penelope am Unterricht teil. Sie arbeitete aktiv und aufmerksam mit und stellte gute Fragen. Die behandelten Inhalte konnte sie ohne große Schwierigkeiten nachvollziehen und die gelernten Rechentechniken mit Erfolg einsetzen. Einige Lücken gibt es noch in ihren mathematischen Grundlagenkenntnissen, insbesondere bei der Algebra, z. B. im Umgang mit Bruchgleichungen. Daran sollte sie arbeiten. Insgesamt lagen ihre Leistungen im befriedigenden Bereich.</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Times New Roman" svg:font-family="'Times New Roman'" style:font-family-generic="roman"/>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de" fo:country="DE" style:letter-kerning="false" style:font-name-asian="DejaVu Sans"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de" fo:country="DE" style:letter-kerning="false" style:font-name-asian="DejaVu Sans"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start" style:justify-single-word="false" fo:orphans="2" fo:widows="2" style:writing-mode="lr-tb"/>
      <style:text-properties fo:color="#00000a" style:font-name="Times New Roman" fo:font-family="'Times New Roman'" style:font-family-generic="roman" fo:font-size="12pt" fo:language="de" fo:country="D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family-generic="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style:writing-mode="lr-tb"/>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21:50:12</meta:creation-date>
    <dc:language>de-DE</dc:language>
    <dc:creator>mt</dc:creator>
    <dc:date>2018-03-02T17:03:20.091765828</dc:date>
    <meta:editing-cycles>5</meta:editing-cycles>
    <meta:editing-duration>PT6M43S</meta:editing-duration>
    <meta:generator>LibreOffice/6.0.2.1$Linux_X86_64 LibreOffice_project/00m0$Build-1</meta:generator>
    <meta:document-statistic meta:table-count="0" meta:image-count="0" meta:object-count="0" meta:page-count="1" meta:paragraph-count="10" meta:word-count="389" meta:character-count="2855" meta:non-whitespace-character-count="2476"/>
  </office:meta>
</office:document-meta>
</file>